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.1875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8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officeooo:rsid="0012c03c" officeooo:paragraph-rsid="0012c03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3448f" officeooo:paragraph-rsid="0013448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2c03c" officeooo:paragraph-rsid="0012c03c" style:font-size-asian="28pt" style:font-size-complex="28pt"/>
    </style:style>
    <style:style style:name="P4" style:family="paragraph" style:parent-style-name="Standard">
      <style:text-properties fo:font-size="14pt" officeooo:paragraph-rsid="0012c03c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fo:font-weight="bold" officeooo:rsid="0012c03c" officeooo:paragraph-rsid="0012c03c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2c03c" officeooo:paragraph-rsid="0012c03c" style:font-size-asian="14pt" style:font-size-complex="14pt"/>
    </style:style>
    <style:style style:name="P7" style:family="paragraph" style:parent-style-name="Frame_20_contents">
      <style:paragraph-properties fo:text-align="start" style:justify-single-word="false"/>
      <style:text-properties fo:font-size="14pt" officeooo:rsid="0012c03c" officeooo:paragraph-rsid="0012c03c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448f"/>
    </style:style>
    <style:style style:name="T3" style:family="text">
      <style:text-properties officeooo:rsid="0013448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rtleacademy.com/playground/en</text:p>
      <text:p text:style-name="P3"/>
      <text:p text:style-name="P1">FORWARD <text:span text:style-name="T1">100</text:span><text:tab/><text:tab/><text:span text:style-name="T3">FD </text:span><text:span text:style-name="T2">100</text:span><text:span text:style-name="T3"> <text:tab/></text:span>move forward <text:span text:style-name="T1">100</text:span> pixels</text:p>
      <text:p text:style-name="P1">RIGHT <text:span text:style-name="T1">90</text:span><text:tab/><text:tab/><text:tab/><text:span text:style-name="T3">RT </text:span><text:span text:style-name="T2">90</text:span><text:span text:style-name="T3"><text:tab/></text:span>turn right <text:span text:style-name="T1">90</text:span> degrees</text:p>
      <text:p text:style-name="P1">LEFT <text:span text:style-name="T1">45</text:span><text:tab/><text:tab/><text:tab/><text:tab/><text:span text:style-name="T3">LT </text:span><text:span text:style-name="T2">45</text:span><text:span text:style-name="T3"><text:tab/></text:span>turn left <text:span text:style-name="T1">45</text:span> degrees</text:p>
      <text:p text:style-name="P1">PENUP<text:tab/><text:tab/><text:tab/><text:tab/><text:span text:style-name="T3">PU<text:tab/><text:tab/></text:span>pick up the “pen”</text:p>
      <text:p text:style-name="P1">PENDOWN<text:tab/><text:tab/><text:tab/><text:span text:style-name="T3">PD <text:tab/><text:tab/></text:span>put down the “pen”</text:p>
      <text:p text:style-name="P1">CLEARSCREEN<text:tab/><text:tab/><text:span text:style-name="T3">CS<text:tab/><text:tab/></text:span>clear the screen</text:p>
      <text:p text:style-name="P1"/>
      <text:p text:style-name="P1">SETCOLOR x<text:tab/><text:tab/><text:tab/><text:tab/><text:span text:style-name="T3">sets</text:span> the pen color where... </text:p>
      <text:p text:style-name="P1"><draw:frame draw:style-name="fr1" draw:name="Frame1" text:anchor-type="paragraph" svg:x="0.0228in" svg:y="0.0839in" svg:width="1.322in" draw:z-index="0"><draw:text-box fo:min-height="4.8445in"><text:p text:style-name="P7"/><table:table table:name="Table2" table:style-name="Table2"><table:table-column table:style-name="Table2.A"/><table:table-column table:style-name="Table2.B"/><table:table-row><table:table-cell table:style-name="Table2.A1" office:value-type="string"><text:p text:style-name="P5">x</text:p></table:table-cell><table:table-cell table:style-name="Table2.B1" office:value-type="string"><text:p text:style-name="P5">color</text:p></table:table-cell></table:table-row><table:table-row><table:table-cell table:style-name="Table2.A2" office:value-type="string"><text:p text:style-name="P6">0</text:p></table:table-cell><table:table-cell table:style-name="Table2.B2" office:value-type="string"><text:p text:style-name="P6">black</text:p></table:table-cell></table:table-row><table:table-row><table:table-cell table:style-name="Table2.A2" office:value-type="string"><text:p text:style-name="P6">1</text:p></table:table-cell><table:table-cell table:style-name="Table2.B2" office:value-type="string"><text:p text:style-name="P6">blue</text:p></table:table-cell></table:table-row><table:table-row><table:table-cell table:style-name="Table2.A2" office:value-type="string"><text:p text:style-name="P6">2</text:p></table:table-cell><table:table-cell table:style-name="Table2.B2" office:value-type="string"><text:p text:style-name="P6">green</text:p></table:table-cell></table:table-row><table:table-row><table:table-cell table:style-name="Table2.A2" office:value-type="string"><text:p text:style-name="P6">3</text:p></table:table-cell><table:table-cell table:style-name="Table2.B2" office:value-type="string"><text:p text:style-name="P6">cyan</text:p></table:table-cell></table:table-row><table:table-row><table:table-cell table:style-name="Table2.A2" office:value-type="string"><text:p text:style-name="P6">4</text:p></table:table-cell><table:table-cell table:style-name="Table2.B2" office:value-type="string"><text:p text:style-name="P6">red</text:p></table:table-cell></table:table-row><table:table-row><table:table-cell table:style-name="Table2.A2" office:value-type="string"><text:p text:style-name="P6">5</text:p></table:table-cell><table:table-cell table:style-name="Table2.B2" office:value-type="string"><text:p text:style-name="P6">magenta</text:p></table:table-cell></table:table-row><table:table-row><table:table-cell table:style-name="Table2.A2" office:value-type="string"><text:p text:style-name="P6">6</text:p></table:table-cell><table:table-cell table:style-name="Table2.B2" office:value-type="string"><text:p text:style-name="P6">yellow</text:p></table:table-cell></table:table-row><table:table-row><table:table-cell table:style-name="Table2.A2" office:value-type="string"><text:p text:style-name="P6">7</text:p></table:table-cell><table:table-cell table:style-name="Table2.B2" office:value-type="string"><text:p text:style-name="P6">white</text:p></table:table-cell></table:table-row><table:table-row><table:table-cell table:style-name="Table2.A2" office:value-type="string"><text:p text:style-name="P6">8</text:p></table:table-cell><table:table-cell table:style-name="Table2.B2" office:value-type="string"><text:p text:style-name="P6">brown</text:p></table:table-cell></table:table-row><table:table-row><table:table-cell table:style-name="Table2.A2" office:value-type="string"><text:p text:style-name="P6">9</text:p></table:table-cell><table:table-cell table:style-name="Table2.B2" office:value-type="string"><text:p text:style-name="P6">tan</text:p></table:table-cell></table:table-row><table:table-row><table:table-cell table:style-name="Table2.A2" office:value-type="string"><text:p text:style-name="P6">10</text:p></table:table-cell><table:table-cell table:style-name="Table2.B2" office:value-type="string"><text:p text:style-name="P6">dark green</text:p></table:table-cell></table:table-row><table:table-row><table:table-cell table:style-name="Table2.A2" office:value-type="string"><text:p text:style-name="P6">11</text:p></table:table-cell><table:table-cell table:style-name="Table2.B2" office:value-type="string"><text:p text:style-name="P6">aqua</text:p></table:table-cell></table:table-row><table:table-row><table:table-cell table:style-name="Table2.A2" office:value-type="string"><text:p text:style-name="P6">12</text:p></table:table-cell><table:table-cell table:style-name="Table2.B2" office:value-type="string"><text:p text:style-name="P6">salmon</text:p></table:table-cell></table:table-row><table:table-row><table:table-cell table:style-name="Table2.A2" office:value-type="string"><text:p text:style-name="P6">13</text:p></table:table-cell><table:table-cell table:style-name="Table2.B2" office:value-type="string"><text:p text:style-name="P6">purple</text:p></table:table-cell></table:table-row><table:table-row><table:table-cell table:style-name="Table2.A2" office:value-type="string"><text:p text:style-name="P6">14</text:p></table:table-cell><table:table-cell table:style-name="Table2.B2" office:value-type="string"><text:p text:style-name="P6">orange</text:p></table:table-cell></table:table-row><table:table-row><table:table-cell table:style-name="Table2.A2" office:value-type="string"><text:p text:style-name="P6">15</text:p></table:table-cell><table:table-cell table:style-name="Table2.B2" office:value-type="string"><text:p text:style-name="P6">grey</text:p></table:table-cell></table:table-row></table:table><text:p text:style-name="P4"/></draw:text-box></draw:frame></text:p>
      <text:p text:style-name="P2"><text:span text:style-name="T1">RT 90</text:span> <text:span text:style-name="T1">FD 100</text:span><text:tab/><text:tab/>execute two or more commands in <text:tab/><text:tab/><text:tab/><text:tab/><text:tab/>sequence</text:p>
      <text:p text:style-name="P2"/>
      <text:p text:style-name="P2">REPEAT <text:span text:style-name="T1">4</text:span> [ <text:span text:style-name="T1">RT 90 FD 100</text:span> ]<text:tab/></text:p>
      <text:p text:style-name="P2"><text:tab/><text:tab/><text:tab/><text:tab/><text:tab/>executes the command <text:span text:style-name="T1">4</text:span> times</text:p>
      <text:p text:style-name="P2"/>
      <text:p text:style-name="P2">TO <text:span text:style-name="T1">f</text:span> <text:span text:style-name="T1">RT 90 FD 100</text:span> END</text:p>
      <text:p text:style-name="P2"><text:tab/><text:tab/><text:tab/><text:tab/><text:tab/>defines a procedure <text:span text:style-name="T1">f</text:span> that executes </text:p>
      <text:p text:style-name="P2"><text:tab/><text:tab/><text:tab/><text:tab/><text:tab/>the command <text:span text:style-name="T1">RT 90 FD 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5-07-30T19:01:13.574711646</meta:creation-date>
    <dc:date>2015-07-30T19:28:03.970827029</dc:date>
    <dc:creator>jennifer </dc:creator>
    <meta:editing-duration>PT11M39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48" meta:word-count="127" meta:character-count="608" meta:non-whitespace-character-count="485"/>
  </office:meta>
</office:document-meta>
</file>